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Arial1" svg:font-family="Arial"/>
    <style:font-face style:name="Arial Narrow" svg:font-family="'Arial Narrow'"/>
    <style:font-face style:name="Calibri" svg:font-family="Calibri"/>
    <style:font-face style:name="Cantarell1" svg:font-family="Cantarell"/>
    <style:font-face style:name="Courier New" svg:font-family="'Courier New'"/>
    <style:font-face style:name="DejaVu Sans2" svg:font-family="'DejaVu Sans'"/>
    <style:font-face style:name="Symbol" svg:font-family="Symbol"/>
    <style:font-face style:name="Times New Roman1" svg:font-family="'Times New Roman'"/>
    <style:font-face style:name="msgothic" svg:font-family="msgothic"/>
    <style:font-face style:name="ＭＳ Ｐゴシック1" svg:font-family="'ＭＳ Ｐゴシック'"/>
    <style:font-face style:name="+mn-ea1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1" svg:font-family="'Arial Narrow'" style:font-pitch="variable"/>
    <style:font-face style:name="Calibri1" svg:font-family="Calibri" style:font-pitch="variable"/>
    <style:font-face style:name="Cantarell" svg:font-family="Cantarel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4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2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0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fffff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4cm" fo:min-width="0.516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6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2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3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1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1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12" style:family="paragraph">
      <style:paragraph-properties fo:margin-top="0cm" fo:margin-bottom="0cm" fo:line-height="98%" fo:text-align="center" style:writing-mode="lr-tb"/>
      <style:text-properties fo:font-size="18pt"/>
    </style:style>
    <style:style style:name="P13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2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solid" draw:fill-color="#d9d9d9"/>
      <style:paragraph-properties fo:text-align="start"/>
      <style:text-properties fo:font-size="18pt"/>
    </style:style>
    <style:style style:name="P51" style:family="paragraph">
      <loext:graphic-properties draw:fill="solid" draw:fill-color="#e6b9b8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3" style:family="paragraph">
      <loext:graphic-properties draw:fill="solid" draw:fill-color="#e6b9b8"/>
      <style:paragraph-properties fo:text-align="start" style:writing-mode="lr-tb" style:font-independent-line-spacing="true"/>
      <style:text-properties fo:font-size="18pt"/>
    </style:style>
    <style:style style:name="P54" style:family="paragraph">
      <style:paragraph-properties fo:margin-top="0cm" fo:margin-bottom="0cm" fo:line-height="98%" fo:text-align="start" style:writing-mode="lr-tb"/>
      <style:text-properties fo:font-size="18pt"/>
    </style:style>
    <style:style style:name="P55" style:family="paragraph">
      <style:paragraph-properties fo:margin-top="0cm" fo:margin-bottom="0cm" fo:line-height="98%" fo:text-align="end" style:writing-mode="lr-tb"/>
      <style:text-properties fo:font-size="18pt"/>
    </style:style>
    <style:style style:name="P56" style:family="paragraph">
      <loext:graphic-properties draw:fill="solid" draw:fill-color="#000066"/>
      <style:paragraph-properties fo:text-align="start"/>
      <style:text-properties fo:font-size="18pt"/>
    </style:style>
    <style:style style:name="P5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P59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60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1" style:family="paragraph">
      <style:paragraph-properties fo:margin-top="0.318cm" fo:margin-bottom="0cm" fo:line-height="88%" fo:text-align="start" style:writing-mode="lr-tb"/>
      <style:text-properties fo:font-size="18pt"/>
    </style:style>
    <style:style style:name="P62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63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64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6" style:family="paragraph">
      <style:paragraph-properties fo:margin-left="0cm" fo:margin-right="0cm" fo:margin-top="0.199cm" fo:margin-bottom="0cm" fo:line-height="94%" fo:text-align="start" fo:text-indent="0cm" style:writing-mode="lr-tb"/>
      <style:text-properties fo:font-size="18pt"/>
    </style:style>
    <style:style style:name="P67" style:family="paragraph">
      <style:paragraph-properties fo:margin-left="0.953cm" fo:margin-right="0cm" fo:margin-top="0.397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8" style:family="paragraph">
      <loext:graphic-properties draw:fill="solid" draw:fill-color="#bfbfbf"/>
      <style:paragraph-properties fo:text-align="start"/>
      <style:text-properties fo:font-size="18pt"/>
    </style:style>
    <style:style style:name="P69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70" style:family="paragraph">
      <style:paragraph-properties fo:margin-top="0cm" fo:margin-bottom="0cm" fo:line-height="94%" fo:text-align="start" style:writing-mode="lr-tb"/>
      <style:text-properties fo:font-size="18pt"/>
    </style:style>
    <style:style style:name="P71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72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73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74" style:family="paragraph">
      <style:paragraph-properties fo:margin-top="0cm" fo:margin-bottom="0cm" fo:line-height="49%" fo:text-align="center" style:writing-mode="lr-tb"/>
      <style:text-properties fo:font-size="18pt"/>
    </style:style>
    <style:style style:name="P75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7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7" style:family="paragraph">
      <loext:graphic-properties draw:fill="solid" draw:fill-color="#d5f1cf"/>
      <style:paragraph-properties fo:text-align="start"/>
      <style:text-properties fo:font-size="18pt"/>
    </style:style>
    <style:style style:name="P78" style:family="paragraph">
      <loext:graphic-properties draw:fill="solid" draw:fill-color="#8dba84"/>
      <style:paragraph-properties fo:text-align="start"/>
      <style:text-properties fo:font-size="18pt"/>
    </style:style>
    <style:style style:name="P79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0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81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2" style:family="paragraph">
      <loext:graphic-properties draw:fill="solid" draw:fill-color="#f5f5f5"/>
      <style:paragraph-properties fo:text-align="start" style:writing-mode="lr-tb" style:font-independent-line-spacing="true"/>
      <style:text-properties fo:font-size="18pt"/>
    </style:style>
    <style:style style:name="P83" style:family="paragraph">
      <loext:graphic-properties draw:fill="solid" draw:fill-color="#ebebeb"/>
      <style:paragraph-properties fo:text-align="start"/>
      <style:text-properties fo:font-size="18pt"/>
    </style:style>
    <style:style style:name="P84" style:family="paragraph">
      <style:paragraph-properties fo:margin-top="0cm" fo:margin-bottom="0cm" fo:line-height="85%" fo:text-align="start" style:writing-mode="lr-tb"/>
      <style:text-properties fo:font-size="18pt"/>
    </style:style>
    <style:style style:name="P85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86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87" style:family="paragraph">
      <loext:graphic-properties draw:fill="solid" draw:fill-color="#f5f5f5"/>
      <style:paragraph-properties fo:text-align="start"/>
      <style:text-properties fo:font-size="18pt"/>
    </style:style>
    <style:style style:name="P88" style:family="paragraph">
      <loext:graphic-properties draw:fill="solid" draw:fill-color="#f2dcdb"/>
      <style:paragraph-properties fo:text-align="start"/>
      <style:text-properties fo:font-size="18pt"/>
    </style:style>
    <style:style style:name="P89" style:family="paragraph">
      <loext:graphic-properties draw:fill="solid" draw:fill-color="#9bbb59"/>
      <style:paragraph-properties fo:text-align="start" style:writing-mode="lr-tb" style:font-independent-line-spacing="true"/>
      <style:text-properties fo:font-size="18pt"/>
    </style:style>
    <style:style style:name="P90" style:family="paragraph">
      <loext:graphic-properties draw:fill="solid" draw:fill-color="#ebebeb"/>
      <style:paragraph-properties fo:text-align="start" style:writing-mode="lr-tb" style:font-independent-line-spacing="true"/>
      <style:text-properties fo:font-size="18pt"/>
    </style:style>
    <style:style style:name="P91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92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93" style:family="paragraph">
      <loext:graphic-properties draw:fill="solid" draw:fill-color="#f6f5bd"/>
      <style:paragraph-properties fo:text-align="start"/>
      <style:text-properties fo:font-size="18pt"/>
    </style:style>
    <style:style style:name="P94" style:family="paragraph">
      <loext:graphic-properties draw:fill="solid" draw:fill-color="#dbf2da"/>
      <style:paragraph-properties fo:text-align="start"/>
      <style:text-properties fo:font-size="18pt"/>
    </style:style>
    <style:style style:name="P9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96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97" style:family="paragraph">
      <style:paragraph-properties fo:margin-top="0.318cm" fo:margin-bottom="0cm" fo:line-height="88%" fo:text-align="start" style:writing-mode="rl-tb"/>
      <style:text-properties fo:font-size="18pt"/>
    </style:style>
    <style:style style:name="P98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2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17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000066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7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8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3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4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4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33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2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2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2" style:font-size-asian="14pt" style:font-style-asian="italic" style:font-weight-asian="bold" style:font-name-complex="DejaVu Sans2" style:font-size-complex="14pt" style:font-style-complex="italic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4"><text:line-break/></text:span><text:span text:style-name="T4"><text:line-break/></text:span><text:span text:style-name="T5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6">Based on slides by:</text:span><text:span text:style-name="T7"> </text:span></text:p>
          <text:p text:style-name="P3"><text:span text:style-name="T7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9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1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1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1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1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1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1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1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1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1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1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2">Physical address</text:span></text:p>
          <text:p text:style-name="P12"><text:span text:style-name="T12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2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1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9">Used in all modern servers, laptops, and smart phones</text:span></text:p>
            </text:list-item>
            <text:list-item>
              <text:p text:style-name="P7"><text:span text:style-name="T9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1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1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1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1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1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1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1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1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1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1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5">Physical address</text:span></text:p>
          <text:p text:style-name="P12"><text:span text:style-name="T15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5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1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5">Virtual address</text:span></text:p>
          <text:p text:style-name="P12"><text:span text:style-name="T15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4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7">Linear address space: </text:span><text:span text:style-name="T7">Ordered set of contiguous non-negative integer addresses:</text:span><text:span text:style-name="T2"><text:line-break/></text:span><text:span text:style-name="T7"><text:tab/></text:span><text:span text:style-name="T7"><text:tab/></text:span><text:span text:style-name="T7">{0, 1, 2, 3 … }</text:span></text:p>
            </text:list-item>
          </text:list>
          <text:p text:style-name="P20"><text:span text:style-name="T6"/></text:p>
          <text:list text:continue-numbering="true" text:style-name="L2">
            <text:list-item>
              <text:p text:style-name="P20"><text:span text:style-name="T17">Virtual address space: </text:span><text:span text:style-name="T7">Set of N = 2</text:span><text:span text:style-name="T18">n</text:span><text:span text:style-name="T7"> virtual addresses</text:span><text:span text:style-name="T2"><text:line-break/></text:span><text:span text:style-name="T7"><text:tab/></text:span><text:span text:style-name="T7"><text:tab/></text:span><text:span text:style-name="T7">{0, 1, 2, 3, …, N-1}</text:span></text:p>
            </text:list-item>
          </text:list>
          <text:p text:style-name="P20"><text:span text:style-name="T6"/></text:p>
          <text:list text:continue-numbering="true" text:style-name="L2">
            <text:list-item>
              <text:p text:style-name="P20"><text:span text:style-name="T17">Physical address space: </text:span><text:span text:style-name="T7">Set of M = 2</text:span><text:span text:style-name="T18">m</text:span><text:span text:style-name="T7"> physical addresses</text:span><text:span text:style-name="T2"><text:line-break/></text:span><text:span text:style-name="T7"><text:tab/></text:span><text:span text:style-name="T7"><text:tab/></text:span><text:span text:style-name="T7">{0, 1, 2, 3, …, M-1}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9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Use DRAM as a cache for parts of a virtual address space</text:span></text:p>
                </text:list-item>
              </text:list>
            </text:list-item>
          </text:list>
          <text:p text:style-name="P22"><text:span text:style-name="T6"/></text:p>
          <text:list text:continue-numbering="true" text:style-name="L3">
            <text:list-item>
              <text:p text:style-name="P23"><text:span text:style-name="T9">Simplifies memory management</text:span></text:p>
              <text:list>
                <text:list-item>
                  <text:p text:style-name="P24"><text:span text:style-name="T7">Each process gets the same uniform linear address space</text:span></text:p>
                </text:list-item>
              </text:list>
            </text:list-item>
          </text:list>
          <text:p text:style-name="P25"><text:span text:style-name="T6"/></text:p>
          <text:list text:continue-numbering="true" text:style-name="L3">
            <text:list-item>
              <text:p text:style-name="P23"><text:span text:style-name="T9">Isolates address spaces</text:span></text:p>
              <text:list>
                <text:list-item>
                  <text:p text:style-name="P24"><text:span text:style-name="T7">One process can’t interfere with another’s memory</text:span><text:span text:style-name="T7"><text:tab/></text:span></text:p>
                </text:list-item>
                <text:list-item>
                  <text:p text:style-name="P24"><text:span text:style-name="T7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0">Address spaces</text:span></text:p>
            </text:list-item>
            <text:list-item>
              <text:p text:style-name="P7"><text:span text:style-name="T9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text:p text:style-name="P2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M as a Tool for Caching" draw:style-name="dp1" draw:master-page-name="Title_20_Slide" presentation:presentation-page-layout-name="AL2T11">
        <office:forms form:automatic-focus="false" form:apply-design-mode="false"/>
        <draw:frame draw:name="Rectangle 1" presentation:style-name="pr7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1">V</text:span><text:span text:style-name="T21">M</text:span><text:span text:style-name="T21"> </text:span><text:span text:style-name="T21">a</text:span><text:span text:style-name="T21">s</text:span><text:span text:style-name="T21"> </text:span><text:span text:style-name="T21">a</text:span><text:span text:style-name="T21"> </text:span><text:span text:style-name="T21">T</text:span><text:span text:style-name="T21">o</text:span><text:span text:style-name="T21">o</text:span><text:span text:style-name="T21">l</text:span><text:span text:style-name="T21"> </text:span><text:span text:style-name="T21">f</text:span><text:span text:style-name="T21">o</text:span><text:span text:style-name="T21">r</text:span><text:span text:style-name="T21"> </text:span><text:span text:style-name="T21">C</text:span><text:span text:style-name="T21">a</text:span><text:span text:style-name="T21">c</text:span><text:span text:style-name="T21">h</text:span><text:span text:style-name="T21">i</text:span><text:span text:style-name="T21">n</text:span><text:span text:style-name="T21">g</text:span></text:p>
          </draw:text-box>
        </draw:frame>
        <draw:frame draw:name="Rectangle 2" presentation:style-name="pr8" draw:text-style-name="P31" draw:layer="layout" svg:width="21.933cm" svg:height="5.74cm" svg:x="1.102cm" svg:y="3.784cm" presentation:class="outline" presentation:user-transformed="true">
          <draw:text-box>
            <text:list text:style-name="L4">
              <text:list-item>
                <text:p text:style-name="P29"><text:span text:style-name="T22">Conceptually,</text:span><text:span text:style-name="T23"> virtual memory</text:span><text:span text:style-name="T24"> </text:span><text:span text:style-name="T22">is an array of N contiguous </text:span><text:span text:style-name="T22">bytes stored on disk (</text:span><text:span text:style-name="T25">from a caching perspective!)</text:span></text:p>
              </text:list-item>
              <text:list-item>
                <text:p text:style-name="P29"><text:span text:style-name="T22">The contents of the array on disk are cached in </text:span><text:span text:style-name="T23">physical </text:span><text:span text:style-name="T23">memory</text:span><text:span text:style-name="T22"> (</text:span><text:span text:style-name="T23">DRAM cache</text:span><text:span text:style-name="T22">)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6">These cache blocks are called </text:span><text:span text:style-name="T27">pages </text:span><text:span text:style-name="T26">(size is P = 2</text:span><text:span text:style-name="T28">p</text:span><text:span text:style-name="T26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62cm" svg:height="0.767cm" svg:x="16.776cm" svg:y="14.671cm">
          <text:p text:style-name="P33"><text:span text:style-name="T29">PP 2</text:span><text:span text:style-name="T30">m-p</text:span><text:span text:style-name="T2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472cm" svg:height="0.841cm" svg:x="13.254cm" svg:y="9.733cm">
          <text:p text:style-name="P35"><text:span text:style-name="T31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415cm" svg:height="0.767cm" svg:x="5.105cm" svg:y="10.879cm">
          <text:p text:style-name="P41"><text:span text:style-name="T29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415cm" svg:height="0.767cm" svg:x="5.105cm" svg:y="11.514cm">
          <text:p text:style-name="P41"><text:span text:style-name="T2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211cm" svg:height="0.767cm" svg:x="4.275cm" svg:y="15.293cm">
          <text:p text:style-name="P41"><text:span text:style-name="T29">VP 2</text:span><text:span text:style-name="T30">n-p</text:span><text:span text:style-name="T2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188cm" svg:height="0.841cm" svg:x="5.633cm" svg:y="9.733cm">
          <text:p text:style-name="P35"><text:span text:style-name="T31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2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2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84cm" svg:height="0.842cm" svg:x="16.735cm" svg:y="11.508cm">
          <text:p text:style-name="P37"><text:span text:style-name="T29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84cm" svg:height="0.842cm" svg:x="16.735cm" svg:y="12.143cm">
          <text:p text:style-name="P37"><text:span text:style-name="T29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46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46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46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5cm" svg:height="0.676cm" svg:x="8.904cm" svg:y="15.577cm">
          <text:p text:style-name="P37"><text:span text:style-name="T3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92cm" svg:height="0.676cm" svg:x="13.337cm" svg:y="15.043cm">
          <text:p text:style-name="P37"><text:span text:style-name="T3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5.016cm" svg:height="1.586cm" svg:x="5.299cm" svg:y="16.396cm">
          <text:p text:style-name="P37"><text:span text:style-name="T31">Virtual pages (VPs) </text:span></text:p>
          <text:p text:style-name="P37"><text:span text:style-name="T31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266cm" svg:height="1.586cm" svg:x="13.047cm" svg:y="16.396cm">
          <text:p text:style-name="P37"><text:span text:style-name="T31">Physical pages (PPs) </text:span></text:p>
          <text:p text:style-name="P37"><text:span text:style-name="T31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 Box 1" draw:style-name="gr47" draw:text-style-name="P47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9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9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DRAM is about </text:span><text:span text:style-name="T34">10x</text:span><text:span text:style-name="T7"> slower than SRAM (CPU cache)</text:span></text:p>
                </text:list-item>
                <text:list-item>
                  <text:p text:style-name="P20"><text:span text:style-name="T7">Disk is about </text:span><text:span text:style-name="T34">10,000x</text:span><text:span text:style-name="T7"> slower than DRAM</text:span></text:p>
                </text:list-item>
              </text:list>
            </text:list-item>
          </text:list>
          <text:p text:style-name="P26"><text:span text:style-name="T6"/></text:p>
          <text:list text:continue-numbering="true" text:style-name="L3">
            <text:list-item>
              <text:p text:style-name="P48"><text:span text:style-name="T9">Consequences</text:span></text:p>
              <text:list>
                <text:list-item>
                  <text:p text:style-name="P49"><text:span text:style-name="T7">Large page (block) size: typically 4 KB, sometimes 4 MB</text:span></text:p>
                </text:list-item>
                <text:list-item>
                  <text:p text:style-name="P49"><text:span text:style-name="T7">Fully associative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9"><text:span text:style-name="T7">Any VP can be placed in any PP</text:span></text:p>
                    </text:list-item>
                    <text:list-item>
                      <text:p text:style-name="P49"><text:span text:style-name="T7">Requires a “large” mapping function – different from cache memories</text:span></text:p>
                    </text:list-item>
                  </text:list>
                </text:list-item>
                <text:list-item>
                  <text:p text:style-name="P49"><text:span text:style-name="T7">Highly sophisticated, expensive replacement algorithms</text:span></text:p>
                  <text:list>
                    <text:list-item>
                      <text:p text:style-name="P49"><text:span text:style-name="T7">Too complicated and open-ended to be implemented in hardware</text:span></text:p>
                    </text:list-item>
                  </text:list>
                </text:list-item>
                <text:list-item>
                  <text:p text:style-name="P49"><text:span text:style-name="T7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9">A </text:span><text:span text:style-name="T35">page table </text:span><text:span text:style-name="T9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5.891cm" svg:y="12.35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5.891cm" svg:y="9.18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xml:id="id13" draw:id="id13" draw:layer="layout" svg:width="3.83cm" svg:height="0.633cm" svg:x="15.183cm" svg:y="9.446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xml:id="id14" draw:id="id14" draw:layer="layout" svg:width="3.83cm" svg:height="0.633cm" svg:x="15.183cm" svg:y="10.028cm">
          <text:p text:style-name="P12"><text:span text:style-name="T1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xml:id="id16" draw:id="id16" draw:layer="layout" svg:width="3.83cm" svg:height="0.633cm" svg:x="15.183cm" svg:y="8.819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xml:id="id17" draw:id="id17" draw:layer="layout" svg:width="3.83cm" svg:height="0.633cm" svg:x="15.183cm" svg:y="8.184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xml:id="id2" draw:id="id2" draw:layer="layout" svg:width="3.83cm" svg:height="0.633cm" svg:x="15.205cm" svg:y="13.855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xml:id="id3" draw:id="id3" draw:layer="layout" svg:width="3.83cm" svg:height="0.633cm" svg:x="15.205cm" svg:y="14.718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xml:id="id4" draw:id="id4" draw:layer="layout" svg:width="3.83cm" svg:height="0.633cm" svg:x="15.205cm" svg:y="16.443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xml:id="id5" draw:id="id5" draw:layer="layout" svg:width="3.83cm" svg:height="0.633cm" svg:x="15.205cm" svg:y="17.306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xml:id="id6" draw:id="id6" draw:layer="layout" svg:width="3.83cm" svg:height="0.633cm" svg:x="15.205cm" svg:y="18.168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6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2" xml:id="id7" draw:id="id7" draw:layer="layout" svg:width="3.83cm" svg:height="0.633cm" svg:x="15.205cm" svg:y="15.58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5">Page hit: </text:span><text:span text:style-name="T9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8.847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8.847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138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138cm" svg:y="9.393cm">
          <text:p text:style-name="P12"><text:span text:style-name="T1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138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138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16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16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16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16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16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6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2" draw:layer="layout" svg:width="3.83cm" svg:height="0.633cm" svg:x="18.16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2" draw:id="id22" draw:layer="layout" svg:width="4.443cm" svg:height="0.673cm" svg:x="1.058cm" svg:y="6.773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5">Page fault: </text:span><text:span text:style-name="T9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3" draw:id="id23" draw:layer="layout" svg:width="4.443cm" svg:height="0.673cm" svg:x="1.27cm" svg:y="6.985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7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7">Page miss causes page fault (an exception)</text:span></text:p>
            </text:list-item>
            <text:list-item>
              <text:p text:style-name="P20"><text:span text:style-name="T7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9" draw:layer="layout" svg:width="3.83cm" svg:height="0.633cm" svg:x="18.35cm" svg:y="9.393cm">
          <text:p text:style-name="P12"><text:span text:style-name="T1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7">Page miss causes page fault (an exception)</text:span></text:p>
            </text:list-item>
            <text:list-item>
              <text:p text:style-name="P20"><text:span text:style-name="T7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7">Page miss causes page fault (an exception)</text:span></text:p>
            </text:list-item>
            <text:list-item>
              <text:p text:style-name="P20"><text:span text:style-name="T7">Page fault handler selects a victim to be evicted (here VP 4)</text:span></text:p>
            </text:list-item>
            <text:list-item>
              <text:p text:style-name="P20"><text:span text:style-name="T7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2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39">Key point</text:span><text:span text:style-name="T13">: Waiting until the miss to copy the page to DRAM is known as </text:span><text:span text:style-name="T40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>
        <office:forms form:automatic-focus="false" form:apply-design-mode="false"/>
        <draw:custom-shape draw:name="CustomShape 1" draw:style-name="gr48" draw:text-style-name="P50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50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1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7.523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7.788cm">
          <text:p text:style-name="P12"><text:span text:style-name="T1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8.37cm">
          <text:p text:style-name="P12"><text:span text:style-name="T1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4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4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4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5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5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7.161cm">
          <text:p text:style-name="P12"><text:span text:style-name="T1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6.526cm">
          <text:p text:style-name="P12"><text:span text:style-name="T1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2.197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3.06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4.785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494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357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6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2" draw:layer="layout" svg:width="3.83cm" svg:height="0.633cm" svg:x="18.372cm" svg:y="13.922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2" draw:layer="layout" svg:width="3.83cm" svg:height="0.633cm" svg:x="18.372cm" svg:y="15.632cm">
          <text:p text:style-name="P12"><text:span text:style-name="T36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6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9">Virtual memory seems terribly inefficient, but it works because of locality. </text:span></text:p>
            </text:list-item>
          </text:list>
          <text:p text:style-name="P60"><text:span text:style-name="T9"/></text:p>
          <text:list text:continue-numbering="true" text:style-name="L2">
            <text:list-item>
              <text:p text:style-name="P23"><text:span text:style-name="T9">At any point in time, programs tend to access a set of active virtual pages called the </text:span><text:span text:style-name="T35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7">Programs with better temporal locality will have smaller working sets</text:span></text:p>
                </text:list-item>
              </text:list>
            </text:list-item>
          </text:list>
          <text:p text:style-name="P25"><text:span text:style-name="T6"/></text:p>
          <text:list text:continue-numbering="true" text:style-name="L3">
            <text:list-item>
              <text:p text:style-name="P23"><text:span text:style-name="T9">If (working set size &lt; main memory size) </text:span></text:p>
              <text:list>
                <text:list-item>
                  <text:p text:style-name="P24"><text:span text:style-name="T7">Good performance for one process after compulsory misses</text:span></text:p>
                </text:list-item>
              </text:list>
            </text:list-item>
          </text:list>
          <text:p text:style-name="P25"><text:span text:style-name="T6"/></text:p>
          <text:list text:continue-numbering="true" text:style-name="L3">
            <text:list-item>
              <text:p text:style-name="P23"><text:span text:style-name="T9">If ( SUM(working set sizes) &gt; main memory size ) </text:span></text:p>
              <text:list>
                <text:list-item>
                  <text:p text:style-name="P24"><text:span text:style-name="T41">Thrashing:</text:span><text:span text:style-name="T42"> </text:span><text:span text:style-name="T7">Performance meltdown</text:span><text:span text:style-name="T42"> </text:span><text:span text:style-name="T7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0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9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9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It can view memory as a simple linear array</text:span></text:p>
                </text:list-item>
                <text:list-item>
                  <text:p text:style-name="P20"><text:span text:style-name="T7">Mapping function scatters addresses through physical memor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7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4"><text:span text:style-name="T16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4"><text:span text:style-name="T16">Physical </text:span></text:p>
          <text:p text:style-name="P54"><text:span text:style-name="T16">Address </text:span></text:p>
          <text:p text:style-name="P54"><text:span text:style-name="T16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4"><text:span text:style-name="T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4"><text:span text:style-name="T15">(e.g., read-only </text:span></text:p>
          <text:p text:style-name="P54"><text:span text:style-name="T15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4"><text:span text:style-name="T16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669cm">
          <text:p text:style-name="P57"><text:span text:style-name="T1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37cm">
          <text:p text:style-name="P57"><text:span text:style-name="T1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4"><text:span text:style-name="T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162cm">
          <text:p text:style-name="P57"><text:span text:style-name="T1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5.862cm">
          <text:p text:style-name="P57"><text:span text:style-name="T1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379cm">
          <text:p text:style-name="P57"><text:span text:style-name="T12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22cm">
          <text:p text:style-name="P57"><text:span text:style-name="T12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651cm">
          <text:p text:style-name="P57"><text:span text:style-name="T12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4"><text:span text:style-name="T15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7"><text:span text:style-name="T44">Address </text:span></text:p>
          <text:p text:style-name="P57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9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2"><text:span text:style-name="T7">Each virtual page can be mapped to any physical page</text:span></text:p>
                </text:list-item>
                <text:list-item>
                  <text:p text:style-name="P20"><text:span text:style-name="T7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9">Sharing code and data among processes</text:span></text:p>
              <text:list>
                <text:list-item>
                  <text:p text:style-name="P20"><text:span text:style-name="T7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4"><text:span text:style-name="T16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4"><text:span text:style-name="T16">Physical </text:span></text:p>
          <text:p text:style-name="P54"><text:span text:style-name="T16">Address </text:span></text:p>
          <text:p text:style-name="P54"><text:span text:style-name="T16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4"><text:span text:style-name="T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4"><text:span text:style-name="T15">(e.g., read-only </text:span></text:p>
          <text:p text:style-name="P54"><text:span text:style-name="T15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4"><text:span text:style-name="T16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881cm">
          <text:p text:style-name="P57"><text:span text:style-name="T1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581cm">
          <text:p text:style-name="P57"><text:span text:style-name="T1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4"><text:span text:style-name="T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374cm">
          <text:p text:style-name="P57"><text:span text:style-name="T1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6.074cm">
          <text:p text:style-name="P57"><text:span text:style-name="T1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591cm">
          <text:p text:style-name="P57"><text:span text:style-name="T12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432cm">
          <text:p text:style-name="P57"><text:span text:style-name="T12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863cm">
          <text:p text:style-name="P57"><text:span text:style-name="T12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1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4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4"><text:span text:style-name="T15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0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7"><text:span text:style-name="T44">Address </text:span></text:p>
          <text:p text:style-name="P57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8">
            <text:list-item>
              <text:p xml:id="id25" text:id="id25" text:style-name="P63"><text:span text:style-name="T9">Linking</text:span><text:span text:style-name="T45"> 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2">Each program has similar virtual address space</text:span></text:p>
                </text:list-item>
                <text:list-item>
                  <text:p text:style-name="P64"><text:span text:style-name="T2">Code, data, and heap always start at the same addresses.</text:span></text:p>
                </text:list-item>
              </text:list>
            </text:list-item>
          </text:list>
          <text:p text:style-name="P65"><text:span text:style-name="T46"/></text:p>
          <text:list text:continue-numbering="true" text:style-name="L9">
            <text:list-item>
              <text:p text:style-name="P63"><text:span text:style-name="T9">Loading </text:span></text:p>
              <text:list>
                <text:list-item>
                  <text:p text:style-name="P66"><text:span text:style-name="T47">execve </text:span><text:span text:style-name="T2">allocates virtual pages for .text and .data sections &amp; creates PTEs marked as invalid</text:span></text:p>
                </text:list-item>
                <text:list-item>
                  <text:p text:style-name="P64"><text:span text:style-name="T2">The </text:span><text:span text:style-name="T47">.text </text:span><text:span text:style-name="T2">and </text:span><text:span text:style-name="T47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8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8">Memory-mapped region for</text:span></text:p>
          <text:p text:style-name="P12"><text:span text:style-name="T4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8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8">Run-time heap</text:span></text:p>
          <text:p text:style-name="P12"><text:span text:style-name="T48">(created by </text:span><text:span text:style-name="T49">malloc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8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8">User stack</text:span></text:p>
          <text:p text:style-name="P12"><text:span text:style-name="T48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9" draw:layer="layout" svg:width="7.746cm" svg:height="1.1cm" svg:x="13.885cm" svg:y="17.536cm">
          <text:p text:style-name="P12"><text:span text:style-name="T48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4"><text:span text:style-name="T4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70"><text:span text:style-name="T49">%rsp</text:span><text:span text:style-name="T48"> </text:span></text:p>
          <text:p text:style-name="P54"><text:span text:style-name="T48">(stack </text:span></text:p>
          <text:p text:style-name="P54"><text:span text:style-name="T48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4"><text:span text:style-name="T48">Memory</text:span></text:p>
          <text:p text:style-name="P54"><text:span text:style-name="T48">invisible to</text:span></text:p>
          <text:p text:style-name="P54"><text:span text:style-name="T4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70"><text:span text:style-name="T49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70"><text:span text:style-name="T50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1" draw:layer="layout" svg:width="7.746cm" svg:height="1.859cm" svg:x="13.885cm" svg:y="13.938cm">
          <text:p text:style-name="P12"><text:span text:style-name="T48">Read/write segment</text:span></text:p>
          <text:p text:style-name="P12"><text:span text:style-name="T48">(.</text:span><text:span text:style-name="T49">data</text:span><text:span text:style-name="T48">, .</text:span><text:span text:style-name="T49">bss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2" draw:layer="layout" svg:width="7.746cm" svg:height="1.859cm" svg:x="13.885cm" svg:y="15.675cm">
          <text:p text:style-name="P12"><text:span text:style-name="T48">Read-only segment</text:span></text:p>
          <text:p text:style-name="P12"><text:span text:style-name="T48">(</text:span><text:span text:style-name="T49">.init</text:span><text:span text:style-name="T48">, .</text:span><text:span text:style-name="T49">text</text:span><text:span text:style-name="T48">, </text:span><text:span text:style-name="T49">.rodata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4"><text:span text:style-name="T48">Loaded </text:span></text:p>
          <text:p text:style-name="P54"><text:span text:style-name="T48">from </text:span></text:p>
          <text:p text:style-name="P54"><text:span text:style-name="T48">the </text:span></text:p>
          <text:p text:style-name="P54"><text:span text:style-name="T48">executable </text:span></text:p>
          <text:p text:style-name="P54"><text:span text:style-name="T48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0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20">VM as a tool for memory management</text:span></text:p>
            </text:list-item>
            <text:list-item>
              <text:p text:style-name="P7"><text:span text:style-name="T9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9">Extend PTEs with permission bits</text:span></text:p>
            </text:list-item>
            <text:list-item>
              <text:p text:style-name="P21"><text:span text:style-name="T9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6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2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2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2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3" draw:layer="layout" svg:width="4.231cm" svg:height="0.845cm" svg:x="11.121cm" svg:y="8.824cm">
          <text:p text:style-name="P12"><text:span text:style-name="T12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3" draw:layer="layout" svg:width="4.231cm" svg:height="0.845cm" svg:x="11.121cm" svg:y="9.671cm">
          <text:p text:style-name="P12"><text:span text:style-name="T12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7" draw:text-style-name="P73" draw:layer="layout" svg:width="1.903cm" svg:height="0.845cm" svg:x="7.325cm" svg:y="9.671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3" draw:layer="layout" svg:width="4.231cm" svg:height="0.845cm" svg:x="11.121cm" svg:y="10.517cm">
          <text:p text:style-name="P12"><text:span text:style-name="T12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2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2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2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4"><text:span text:style-name="T12">•</text:span></text:p>
          <text:p text:style-name="P74"><text:span text:style-name="T12">•</text:span></text:p>
          <text:p text:style-name="P74"><text:span text:style-name="T12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6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2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2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2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2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3" draw:layer="layout" svg:width="4.231cm" svg:height="0.845cm" svg:x="11.13cm" svg:y="14.958cm">
          <text:p text:style-name="P12"><text:span text:style-name="T12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3" draw:layer="layout" svg:width="4.231cm" svg:height="0.845cm" svg:x="11.13cm" svg:y="15.804cm">
          <text:p text:style-name="P12"><text:span text:style-name="T12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7" draw:text-style-name="P73" draw:layer="layout" svg:width="1.903cm" svg:height="0.845cm" svg:x="7.348cm" svg:y="15.804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3" draw:layer="layout" svg:width="4.231cm" svg:height="0.845cm" svg:x="11.13cm" svg:y="16.651cm">
          <text:p text:style-name="P12"><text:span text:style-name="T12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2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75" draw:layer="layout" svg:width="1.903cm" svg:height="0.845cm" svg:x="3.53cm" svg:y="15.804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2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2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2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4"><text:span text:style-name="T16">Physical </text:span></text:p>
          <text:p text:style-name="P54"><text:span text:style-name="T16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3" draw:layer="layout" svg:width="2.538cm" svg:height="0.708cm" svg:x="19.892cm" svg:y="10.264cm">
          <text:p text:style-name="P57"><text:span text:style-name="T12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3" draw:layer="layout" svg:width="2.538cm" svg:height="0.708cm" svg:x="19.892cm" svg:y="11.7cm">
          <text:p text:style-name="P57"><text:span text:style-name="T12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3" draw:layer="layout" svg:width="2.538cm" svg:height="0.708cm" svg:x="19.892cm" svg:y="13.128cm">
          <text:p text:style-name="P57"><text:span text:style-name="T12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8" draw:text-style-name="P76" draw:layer="layout" svg:width="2.538cm" svg:height="0.708cm" svg:x="19.892cm" svg:y="14.536cm">
          <text:p text:style-name="P5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3" draw:layer="layout" svg:width="2.538cm" svg:height="0.708cm" svg:x="19.892cm" svg:y="15.24cm">
          <text:p text:style-name="P57"><text:span text:style-name="T12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3" draw:layer="layout" svg:width="2.538cm" svg:height="0.708cm" svg:x="19.897cm" svg:y="16.647cm">
          <text:p text:style-name="P57"><text:span text:style-name="T12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2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2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0" draw:style-name="gr79" draw:text-style-name="P75" draw:layer="layout" svg:width="1.903cm" svg:height="0.845cm" svg:x="9.227cm" svg:y="15.806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1" draw:style-name="gr79" draw:text-style-name="P75" draw:layer="layout" svg:width="1.903cm" svg:height="0.845cm" svg:x="9.213cm" svg:y="9.659cm">
          <text:p text:style-name="P12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0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20">VM as a tool for memory management</text:span></text:p>
            </text:list-item>
            <text:list-item>
              <text:p text:style-name="P7"><text:span text:style-name="T20">VM as a tool for memory protection</text:span></text:p>
            </text:list-item>
            <text:list-item>
              <text:p text:style-name="P7"><text:span text:style-name="T9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9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2">V = {0, 1, …, N–1}</text:span></text:p>
                </text:list-item>
              </text:list>
            </text:list-item>
            <text:list-item>
              <text:p text:style-name="P7"><text:span text:style-name="T9">Physical Address Space</text:span></text:p>
              <text:list>
                <text:list-item>
                  <text:p text:style-name="P20"><text:span text:style-name="T42">P = {0, 1, …, M–1}</text:span></text:p>
                </text:list-item>
              </text:list>
            </text:list-item>
            <text:list-item>
              <text:p text:style-name="P7"><text:span text:style-name="T9">Address Translation</text:span></text:p>
            </text:list-item>
          </text:list>
          <text:p text:style-name="P20"><text:span text:style-name="T51"><text:s text:c="8"/></text:span><text:span text:style-name="T51">MAP: <text:s/>V </text:span><text:span text:style-name="T52">➡</text:span><text:span text:style-name="T53"> <text:s/>P <text:s/>U <text:s/>{</text:span><text:span text:style-name="T54">Ø</text:span><text:span text:style-name="T53">}</text:span></text:p>
          <text:list text:style-name="L10">
            <text:list-item>
              <text:list>
                <text:list-item>
                  <text:p text:style-name="P20"><text:span text:style-name="T55">For virtual address </text:span><text:span text:style-name="T53">a</text:span><text:span text:style-name="T55">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0"><text:span text:style-name="T53">MAP(a) <text:s/>= <text:s/>a</text:span><text:span text:style-name="T56">’</text:span><text:span text:style-name="T55"> <text:s/>if data at virtual address </text:span><text:span text:style-name="T53">a</text:span><text:span text:style-name="T55"> is at physical address </text:span><text:span text:style-name="T53">a’</text:span><text:span text:style-name="T56"> </text:span><text:span text:style-name="T55">in </text:span><text:span text:style-name="T53">P</text:span></text:p>
                    </text:list-item>
                    <text:list-item>
                      <text:p text:style-name="P20"><text:span text:style-name="T53">MAP(a) <text:s/>= </text:span><text:span text:style-name="T54">Ø</text:span><text:span text:style-name="T53"> </text:span><text:span text:style-name="T55">if data at virtual address </text:span><text:span text:style-name="T53">a</text:span><text:span text:style-name="T55"> is not in physical memory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5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5"><text:span text:style-name="T57"/></text:p>
          <text:p text:style-name="P7"><text:span text:style-name="T57"/></text:p>
          <text:p text:style-name="P65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1" draw:text-style-name="P2" draw:layer="layout" svg:width="21.932cm" svg:height="14.629cm" svg:x="1.102cm" svg:y="3.784cm">
          <text:list text:style-name="L2">
            <text:list-item>
              <text:p text:style-name="P7"><text:span text:style-name="T9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6">N = 2</text:span><text:span text:style-name="T58">n</text:span><text:span text:style-name="T59"> </text:span><text:span text:style-name="T7">: Number of addresses in virtual address space</text:span></text:p>
                </text:list-item>
                <text:list-item>
                  <text:p text:style-name="P20"><text:span text:style-name="T6">M = 2</text:span><text:span text:style-name="T59">m </text:span><text:span text:style-name="T7">: Number of addresses in physical address space</text:span></text:p>
                </text:list-item>
                <text:list-item>
                  <text:p text:style-name="P20"><text:span text:style-name="T6">P = 2</text:span><text:span text:style-name="T59">p </text:span><text:span text:style-name="T6"><text:s/></text:span><text:span text:style-name="T7">: Page size (bytes)</text:span></text:p>
                </text:list-item>
              </text:list>
            </text:list-item>
            <text:list-item>
              <text:p text:style-name="P7"><text:span text:style-name="T9">Components of the virtual address (VA)</text:span></text:p>
              <text:list>
                <text:list-item>
                  <text:p text:style-name="P20"><text:span text:style-name="T6">TLBI</text:span><text:span text:style-name="T7">: TLB index</text:span></text:p>
                </text:list-item>
                <text:list-item>
                  <text:p text:style-name="P20"><text:span text:style-name="T6">TLBT</text:span><text:span text:style-name="T7">: TLB tag</text:span></text:p>
                </text:list-item>
                <text:list-item>
                  <text:p text:style-name="P20"><text:span text:style-name="T6">VPO</text:span><text:span text:style-name="T7">: Virtual page offset </text:span></text:p>
                </text:list-item>
                <text:list-item>
                  <text:p text:style-name="P20"><text:span text:style-name="T6">VPN</text:span><text:span text:style-name="T7">: Virtual page number </text:span></text:p>
                </text:list-item>
              </text:list>
            </text:list-item>
            <text:list-item>
              <text:p text:style-name="P7"><text:span text:style-name="T9">Components of the physical address (PA)</text:span></text:p>
              <text:list>
                <text:list-item>
                  <text:p text:style-name="P20"><text:span text:style-name="T6">PPO</text:span><text:span text:style-name="T7">: Physical page offset (same as VPO)</text:span></text:p>
                </text:list-item>
                <text:list-item>
                  <text:p text:style-name="P20"><text:span text:style-name="T6">PPN:</text:span><text:span text:style-name="T7"> Physical page number</text:span></text:p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3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8" draw:layer="layout" svg:width="6.983cm" svg:height="0.845cm" svg:x="10.425cm" svg:y="5.112cm">
          <text:p text:style-name="P57"><text:span text:style-name="T15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71" draw:layer="layout" svg:width="5.925cm" svg:height="0.845cm" svg:x="17.41cm" svg:y="5.112cm">
          <text:p text:style-name="P57"><text:span text:style-name="T15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3" draw:text-style-name="P77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4" draw:text-style-name="P78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5" draw:text-style-name="P19" draw:layer="layout" svg:width="6.983cm" svg:height="0.845cm" svg:x="10.425cm" svg:y="15.907cm">
          <text:p text:style-name="P57"><text:span text:style-name="T1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2" draw:text-style-name="P71" draw:layer="layout" svg:width="5.925cm" svg:height="0.845cm" svg:x="17.41cm" svg:y="15.907cm">
          <text:p text:style-name="P57"><text:span text:style-name="T15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6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7" draw:text-style-name="P13" draw:layer="layout" svg:width="4.231cm" svg:height="1.995cm" svg:x="1.259cm" svg:y="4.537cm">
          <text:p text:style-name="P57"><text:span text:style-name="T15">Page table </text:span><text:span text:style-name="T60"><text:line-break/></text:span><text:span text:style-name="T15">base register</text:span></text:p>
          <text:p text:style-name="P57"><text:span text:style-name="T15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8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9" draw:text-style-name="P15" draw:layer="layout" svg:width="2.386cm" svg:height="5.989cm" draw:transform="rotate (-1.5707963267949) translate (9.35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6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1">Physical page table </text:span></text:p>
          <text:p text:style-name="P1"><text:span text:style-name="T61">address for the current</text:span></text:p>
          <text:p text:style-name="P1"><text:span text:style-name="T61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5">Valid bit = 0:</text:span></text:p>
          <text:p text:style-name="P5"><text:span text:style-name="T15">Page not in memory</text:span></text:p>
          <text:p text:style-name="P5"><text:span text:style-name="T15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2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2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2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2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5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5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frame draw:name="PlaceHolder 1" presentation:style-name="pr23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9"><text:span text:style-name="T7">1) Processor sends virtual address to MMU </text:span></text:p>
          <text:p text:style-name="P79"><text:span text:style-name="T7">2-3) MMU fetches PTE from page table in memory</text:span></text:p>
          <text:p text:style-name="P79"><text:span text:style-name="T7">4) MMU sends physical address to cache/memory</text:span></text:p>
          <text:p text:style-name="P79"><text:span text:style-name="T7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1" draw:text-style-name="P58" draw:layer="layout" svg:width="2.538cm" svg:height="6.344cm" svg:x="18.203cm" svg:y="4.235cm">
          <text:p text:style-name="P1"><text:span text:style-name="T12">Cache/</text:span></text:p>
          <text:p text:style-name="P1"><text:span text:style-name="T1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5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5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5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5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58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92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3" draw:text-style-name="P80" draw:layer="layout" svg:width="0.761cm" svg:height="0.761cm" svg:x="8.631cm" svg:y="5.339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3" draw:text-style-name="P80" xml:id="id26" draw:id="id26" draw:layer="layout" svg:width="0.761cm" svg:height="0.761cm" svg:x="15.712cm" svg:y="4.08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93" draw:text-style-name="P80" xml:id="id31" draw:id="id31" draw:layer="layout" svg:width="0.761cm" svg:height="0.761cm" svg:x="15.712cm" svg:y="6.457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93" draw:text-style-name="P80" xml:id="id34" draw:id="id34" draw:layer="layout" svg:width="0.761cm" svg:height="0.761cm" svg:x="15.712cm" svg:y="8.198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93" draw:text-style-name="P80" xml:id="id36" draw:id="id36" draw:layer="layout" svg:width="0.761cm" svg:height="0.761cm" svg:x="13.462cm" svg:y="10.669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81"><text:span text:style-name="T7">1) Processor sends virtual address to MMU </text:span></text:p>
          <text:p text:style-name="P81"><text:span text:style-name="T7">2-3) MMU fetches PTE from page table in memory</text:span></text:p>
          <text:p text:style-name="P81"><text:span text:style-name="T7">4) Valid bit is zero, so MMU triggers page fault exception</text:span></text:p>
          <text:p text:style-name="P81"><text:span text:style-name="T7">5) Handler identifies victim (and, if dirty, pages it out to disk)</text:span></text:p>
          <text:p text:style-name="P81"><text:span text:style-name="T7">6) Handler pages in new page and updates PTE in memory</text:span></text:p>
          <text:p text:style-name="P81"><text:span text:style-name="T7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4" draw:text-style-name="P82" draw:layer="layout" svg:width="2.538cm" svg:height="5.348cm" svg:x="16.049cm" svg:y="6.08cm">
          <text:p text:style-name="P1"><text:span text:style-name="T12">Cache/</text:span></text:p>
          <text:p text:style-name="P1"><text:span text:style-name="T1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5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5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05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3" draw:text-style-name="P80" draw:layer="layout" svg:width="0.761cm" svg:height="0.761cm" svg:x="6.473cm" svg:y="7.207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93" draw:text-style-name="P80" draw:layer="layout" svg:width="0.761cm" svg:height="0.761cm" svg:x="13.558cm" svg:y="5.963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93" draw:text-style-name="P80" draw:layer="layout" svg:width="0.761cm" svg:height="0.761cm" svg:x="13.558cm" svg:y="8.762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3" draw:text-style-name="P80" xml:id="id38" draw:id="id38" draw:layer="layout" svg:width="0.761cm" svg:height="0.761cm" svg:x="12.676cm" svg:y="4.317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93" draw:text-style-name="P80" xml:id="id42" draw:id="id42" draw:layer="layout" svg:width="0.761cm" svg:height="0.761cm" svg:x="19.98cm" svg:y="7.502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4" draw:text-style-name="P82" draw:layer="layout" svg:width="2.538cm" svg:height="5.348cm" svg:x="22.013cm" svg:y="6.091cm">
          <text:p text:style-name="P57"><text:span text:style-name="T12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72" xml:id="id41" draw:id="id41" draw:layer="layout" svg:width="7.02cm" svg:height="1.48cm" svg:x="16.002cm" svg:y="3.387cm">
          <text:p text:style-name="P12"><text:span text:style-name="T12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6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7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5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5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5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3" draw:text-style-name="P80" xml:id="id48" draw:id="id48" draw:layer="layout" svg:width="0.761cm" svg:height="0.761cm" svg:x="20.014cm" svg:y="10.173cm">
          <text:p text:style-name="P12"><text:span text:style-name="T6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93" draw:text-style-name="P80" xml:id="id49" draw:id="id49" draw:layer="layout" svg:width="0.761cm" svg:height="0.761cm" svg:x="6.473cm" svg:y="8.814cm">
          <text:p text:style-name="P12"><text:span text:style-name="T6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">
        <office:forms form:automatic-focus="false" form:apply-design-mode="false"/>
        <draw:custom-shape draw:name="CustomShape 1" draw:style-name="gr98" draw:text-style-name="P83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9" draw:text-style-name="P2" draw:layer="layout" svg:width="1.002cm" svg:height="0.816cm" svg:x="7.123cm" svg:y="9.476cm">
          <text:p text:style-name="P84"><text:span text:style-name="T12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0" draw:text-style-name="P85" draw:layer="layout" svg:width="3.416cm" svg:height="1.268cm" svg:x="2.858cm" svg:y="8.841cm">
          <text:p text:style-name="P57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1" draw:text-style-name="P86" draw:layer="layout" svg:width="2.838cm" svg:height="5.885cm" svg:x="9.075cm" svg:y="6.724cm">
          <text:p text:style-name="P57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2" draw:text-style-name="P87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3" draw:text-style-name="P15" draw:layer="layout" svg:x1="6.275cm" svg:y1="9.475cm" svg:x2="9.057cm" svg:y2="9.476cm">
          <text:p/>
        </draw:line>
        <draw:line draw:name="Line 8" draw:style-name="gr103" draw:text-style-name="P15" draw:layer="layout" svg:x1="4.55cm" svg:y1="13.581cm" svg:x2="4.551cm" svg:y2="10.11cm">
          <text:p/>
        </draw:line>
        <draw:custom-shape draw:name="CustomShape 9" draw:style-name="gr99" draw:text-style-name="P2" draw:layer="layout" svg:width="1.539cm" svg:height="0.816cm" svg:x="12.691cm" svg:y="8.117cm">
          <text:p text:style-name="P84"><text:span text:style-name="T12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4" draw:text-style-name="P2" draw:layer="layout" svg:width="1.353cm" svg:height="0.927cm" svg:x="11.916cm" svg:y="4.905cm">
          <text:p text:style-name="P1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3" draw:text-style-name="P15" draw:layer="layout" svg:x1="11.906cm" svg:y1="8.836cm" svg:x2="15.134cm" svg:y2="8.84cm">
          <text:p/>
        </draw:line>
        <draw:custom-shape draw:name="CustomShape 12" draw:style-name="gr99" draw:text-style-name="P2" draw:layer="layout" svg:width="0.959cm" svg:height="0.816cm" svg:x="13.037cm" svg:y="9.899cm">
          <text:p text:style-name="P84"><text:span text:style-name="T12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5" draw:text-style-name="P15" draw:layer="layout" svg:x1="14.463cm" svg:y1="13.581cm" svg:x2="4.55cm" svg:y2="13.582cm">
          <text:p/>
        </draw:line>
        <draw:custom-shape draw:name="CustomShape 14" draw:style-name="gr104" draw:text-style-name="P2" draw:layer="layout" svg:width="1.598cm" svg:height="0.927cm" svg:x="8.901cm" svg:y="13.374cm"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3" draw:text-style-name="P15" draw:layer="layout" svg:x1="11.959cm" svg:y1="10.617cm" svg:x2="15.187cm" svg:y2="10.618cm">
          <text:p/>
        </draw:line>
        <draw:custom-shape draw:name="CustomShape 16" draw:style-name="gr106" draw:text-style-name="P82" draw:layer="layout" svg:width="2.569cm" svg:height="5.885cm" svg:x="20.924cm" svg:y="6.724cm">
          <text:p text:style-name="P1"><text:span text:style-name="T1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3" draw:text-style-name="P15" draw:layer="layout" svg:x1="17.705cm" svg:y1="10.617cm" svg:x2="20.977cm" svg:y2="10.618cm">
          <text:p/>
        </draw:line>
        <draw:custom-shape draw:name="CustomShape 18" draw:style-name="gr104" draw:text-style-name="P2" draw:layer="layout" svg:width="1.107cm" svg:height="0.927cm" svg:x="18.757cm" svg:y="9.773cm">
          <text:p text:style-name="P1"><text:span text:style-name="T12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4" draw:text-style-name="P2" draw:layer="layout" svg:width="1.289cm" svg:height="1.265cm" svg:x="16.635cm" svg:y="9.94cm">
          <text:p text:style-name="P5"><text:span text:style-name="T64">PA</text:span></text:p>
          <text:p text:style-name="P5"><text:span text:style-name="T64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9" draw:text-style-name="P2" draw:layer="layout" svg:width="1.539cm" svg:height="0.816cm" svg:x="18.481cm" svg:y="7.95cm">
          <text:p text:style-name="P84"><text:span text:style-name="T12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4" draw:text-style-name="P2" draw:layer="layout" svg:width="1.399cm" svg:height="1.265cm" svg:x="16.483cm" svg:y="8.079cm">
          <text:p text:style-name="P5"><text:span text:style-name="T64">PTEA</text:span></text:p>
          <text:p text:style-name="P5"><text:span text:style-name="T64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5" draw:text-style-name="P15" draw:layer="layout" svg:x1="14.463cm" svg:y1="5.753cm" svg:x2="10.455cm" svg:y2="5.754cm">
          <text:p/>
        </draw:line>
        <draw:line draw:name="Line 23" draw:style-name="gr107" draw:text-style-name="P15" draw:layer="layout" svg:x1="10.455cm" svg:y1="6.724cm" svg:x2="10.456cm" svg:y2="5.753cm">
          <text:p/>
        </draw:line>
        <draw:line draw:name="Line 24" draw:style-name="gr105" draw:text-style-name="P15" draw:layer="layout" svg:x1="15.134cm" svg:y1="7.231cm" svg:x2="14.463cm" svg:y2="7.232cm">
          <text:p/>
        </draw:line>
        <draw:line draw:name="Line 25" draw:style-name="gr105" draw:text-style-name="P15" draw:layer="layout" svg:x1="14.463cm" svg:y1="7.231cm" svg:x2="14.464cm" svg:y2="5.753cm">
          <text:p/>
        </draw:line>
        <draw:custom-shape draw:name="CustomShape 26" draw:style-name="gr104" draw:text-style-name="P2" draw:layer="layout" svg:width="1.493cm" svg:height="1.265cm" svg:x="14.952cm" svg:y="6.681cm">
          <text:p text:style-name="P1"><text:span text:style-name="T64">PTEA </text:span></text:p>
          <text:p text:style-name="P1"><text:span text:style-name="T64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5" draw:text-style-name="P15" draw:layer="layout" svg:x1="15.134cm" svg:y1="12.099cm" svg:x2="14.463cm" svg:y2="12.1cm">
          <text:p/>
        </draw:line>
        <draw:line draw:name="Line 28" draw:style-name="gr105" draw:text-style-name="P15" draw:layer="layout" svg:x1="14.463cm" svg:y1="13.581cm" svg:x2="14.464cm" svg:y2="12.099cm">
          <text:p/>
        </draw:line>
        <draw:custom-shape draw:name="CustomShape 29" draw:style-name="gr104" draw:text-style-name="P2" draw:layer="layout" svg:width="1.048cm" svg:height="1.265cm" svg:x="14.97cm" svg:y="11.549cm">
          <text:p text:style-name="P1"><text:span text:style-name="T64">PA </text:span></text:p>
          <text:p text:style-name="P1"><text:span text:style-name="T64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3" draw:text-style-name="P15" draw:layer="layout" svg:x1="17.749cm" svg:y1="8.84cm" svg:x2="20.977cm" svg:y2="8.845cm">
          <text:p/>
        </draw:line>
        <draw:line draw:name="Line 31" draw:style-name="gr103" draw:text-style-name="P15" draw:layer="layout" svg:x1="20.959cm" svg:y1="12.099cm" svg:x2="17.705cm" svg:y2="12.1cm">
          <text:p/>
        </draw:line>
        <draw:custom-shape draw:name="CustomShape 32" draw:style-name="gr104" draw:text-style-name="P2" draw:layer="layout" svg:width="1.598cm" svg:height="0.927cm" svg:x="18.545cm" svg:y="11.255cm">
          <text:p text:style-name="P1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3" draw:text-style-name="P15" draw:layer="layout" svg:x1="20.924cm" svg:y1="7.231cm" svg:x2="17.669cm" svg:y2="7.232cm">
          <text:p/>
        </draw:line>
        <draw:custom-shape draw:name="CustomShape 34" draw:style-name="gr104" draw:text-style-name="P2" draw:layer="layout" svg:width="1.353cm" svg:height="0.927cm" svg:x="18.593cm" svg:y="6.298cm">
          <text:p text:style-name="P1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4" draw:text-style-name="P2" draw:layer="layout" svg:width="1.836cm" svg:height="1.603cm" svg:x="15.497cm" svg:y="12.778cm">
          <text:p text:style-name="P57"><text:span text:style-name="T12">L1</text:span></text:p>
          <text:p text:style-name="P57"><text:span text:style-name="T12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9" draw:text-style-name="P2" draw:layer="layout" svg:width="19.717cm" svg:height="0.816cm" svg:x="2.819cm" svg:y="17.198cm">
          <text:p text:style-name="P84"><text:span text:style-name="T65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3"><text:span text:style-name="T9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4"><text:span text:style-name="T7">PTEs may be evicted by other data references</text:span></text:p>
                </text:list-item>
                <text:list-item>
                  <text:p text:style-name="P64"><text:span text:style-name="T7">PTE hit still requires a small L1 delay</text:span></text:p>
                </text:list-item>
              </text:list>
            </text:list-item>
            <text:list-item>
              <text:p text:style-name="P63"><text:span text:style-name="T9">Solution: </text:span><text:span text:style-name="T35">Translation Lookaside Buffer</text:span><text:span text:style-name="T9"> (TLB)</text:span></text:p>
              <text:list>
                <text:list-item>
                  <text:p text:style-name="P20"><text:span text:style-name="T7">Small set-associative hardware cache in MMU</text:span></text:p>
                </text:list-item>
                <text:list-item>
                  <text:p text:style-name="P20"><text:span text:style-name="T7">Maps virtual page numbers to <text:s/>physical page numbers</text:span></text:p>
                </text:list-item>
                <text:list-item>
                  <text:p text:style-name="P20"><text:span text:style-name="T7">Contains complete page table entries for small number of pages</text:span></text:p>
                </text:list-item>
              </text:list>
            </text:list-item>
          </text:list>
          <text:p text:style-name="P6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9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8" draw:text-style-name="P52" draw:layer="layout" svg:width="4.606cm" svg:height="0.845cm" svg:x="12.374cm" svg:y="8.079cm">
          <text:p text:style-name="P57"><text:span text:style-name="T66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9" draw:text-style-name="P2" draw:layer="layout" svg:width="4.915cm" svg:height="0.845cm" svg:x="16.969cm" svg:y="8.079cm">
          <text:p text:style-name="P57"><text:span text:style-name="T66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0" draw:text-style-name="P2" draw:layer="layout" svg:width="0.76cm" svg:height="0.927cm" svg:x="24.091cm" svg:y="7.247cm">
          <text:p text:style-name="P1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2" draw:layer="layout" svg:width="1.196cm" svg:height="0.927cm" svg:x="21.792cm" svg:y="7.247cm">
          <text:p text:style-name="P1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2" draw:layer="layout" svg:width="0.786cm" svg:height="0.927cm" svg:x="21.22cm" svg:y="7.247cm">
          <text:p text:style-name="P1"><text:span text:style-name="T6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2" draw:layer="layout" svg:width="1.196cm" svg:height="0.927cm" svg:x="12.073cm" svg:y="7.247cm">
          <text:p text:style-name="P1"><text:span text:style-name="T6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9" draw:text-style-name="P2" draw:layer="layout" svg:width="2.551cm" svg:height="0.845cm" svg:x="21.89cm" svg:y="8.079cm">
          <text:p text:style-name="P57"><text:span text:style-name="T6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11" draw:style-name="gr110" draw:text-style-name="P2" draw:layer="layout" svg:width="1.573cm" svg:height="1.013cm" svg:x="16.232cm" svg:y="5.876cm">
          <text:p text:style-name="P1"><text:span text:style-name="T6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0" draw:text-style-name="P2" draw:layer="layout" svg:width="1.62cm" svg:height="0.927cm" svg:x="16.974cm" svg:y="7.247cm">
          <text:p text:style-name="P1"><text:span text:style-name="T67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0" draw:text-style-name="P2" draw:layer="layout" svg:width="1.209cm" svg:height="0.927cm" svg:x="15.98cm" svg:y="7.247cm">
          <text:p text:style-name="P1"><text:span text:style-name="T67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88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3" draw:text-style-name="P51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4" draw:text-style-name="P52" draw:layer="layout" svg:width="2.589cm" svg:height="0.738cm" svg:x="6.336cm" svg:y="10.874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5" draw:text-style-name="P89" draw:layer="layout" svg:width="1.72cm" svg:height="0.729cm" svg:x="4.172cm" svg:y="10.874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4" draw:text-style-name="P52" draw:layer="layout" svg:width="0.652cm" svg:height="0.729cm" svg:x="3.047cm" svg:y="10.874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3" draw:text-style-name="P51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52" draw:layer="layout" svg:width="2.589cm" svg:height="0.738cm" svg:x="13.427cm" svg:y="10.874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5" draw:text-style-name="P89" draw:layer="layout" svg:width="1.72cm" svg:height="0.729cm" svg:x="11.262cm" svg:y="10.874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4" draw:text-style-name="P52" draw:layer="layout" svg:width="0.652cm" svg:height="0.729cm" svg:x="10.138cm" svg:y="10.874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3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2" draw:text-style-name="P88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3" draw:text-style-name="P51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52" draw:layer="layout" svg:width="2.589cm" svg:height="0.738cm" svg:x="6.406cm" svg:y="13.044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52" draw:layer="layout" svg:width="1.72cm" svg:height="0.729cm" svg:x="4.242cm" svg:y="13.044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52" draw:layer="layout" svg:width="0.652cm" svg:height="0.729cm" svg:x="3.118cm" svg:y="13.044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3" draw:text-style-name="P51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4" draw:text-style-name="P52" draw:layer="layout" svg:width="2.589cm" svg:height="0.738cm" svg:x="13.497cm" svg:y="13.044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5" draw:text-style-name="P89" draw:layer="layout" svg:width="1.72cm" svg:height="0.729cm" svg:x="11.333cm" svg:y="13.044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4" draw:text-style-name="P52" draw:layer="layout" svg:width="0.652cm" svg:height="0.729cm" svg:x="10.208cm" svg:y="13.044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3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2" draw:text-style-name="P88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3" draw:text-style-name="P51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4" draw:text-style-name="P52" draw:layer="layout" svg:width="2.589cm" svg:height="0.738cm" svg:x="6.406cm" svg:y="15.928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89" draw:layer="layout" svg:width="1.72cm" svg:height="0.729cm" svg:x="4.242cm" svg:y="15.928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52" draw:layer="layout" svg:width="0.652cm" svg:height="0.729cm" svg:x="3.118cm" svg:y="15.928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3" draw:text-style-name="P51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52" draw:layer="layout" svg:width="2.589cm" svg:height="0.738cm" svg:x="13.497cm" svg:y="15.928cm">
          <text:p text:style-name="P57"><text:span text:style-name="T1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5" draw:text-style-name="P89" draw:layer="layout" svg:width="1.72cm" svg:height="0.729cm" svg:x="11.333cm" svg:y="15.928cm">
          <text:p text:style-name="P57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52" draw:layer="layout" svg:width="0.652cm" svg:height="0.729cm" svg:x="10.208cm" svg:y="15.928cm">
          <text:p text:style-name="P57"><text:span text:style-name="T1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3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3">T = 2</text:span><text:span text:style-name="T69">t</text:span><text:span text:style-name="T13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88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3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3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">
        <office:forms form:automatic-focus="false" form:apply-design-mode="false"/>
        <draw:custom-shape draw:name="CustomShape 1" draw:style-name="gr116" draw:text-style-name="P83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7" draw:text-style-name="P86" draw:layer="layout" svg:width="2.961cm" svg:height="3.435cm" svg:x="11.011cm" svg:y="8.353cm">
          <text:p text:style-name="P12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8" draw:text-style-name="P90" draw:layer="layout" svg:width="2.538cm" svg:height="6.344cm" svg:x="18.203cm" svg:y="7.562cm">
          <text:p text:style-name="P1"><text:span text:style-name="T12">Cache/</text:span></text:p>
          <text:p text:style-name="P1"><text:span text:style-name="T1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9" draw:text-style-name="P85" draw:layer="layout" svg:width="2.961cm" svg:height="1.48cm" svg:x="4.238cm" svg:y="9.333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0" draw:id="id50" draw:layer="layout" svg:width="3.804cm" svg:height="0.011cm" svg:x="7.201cm" svg:y="10.04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xml:id="id51" draw:id="id51" draw:layer="layout" svg:width="1.069cm" svg:height="0.849cm" svg:x="8.473cm" svg:y="9.318cm">
          <text:p text:style-name="P12"><text:span text:style-name="T15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0" xml:id="id52" draw:id="id52" draw:layer="layout" svg:width="0.761cm" svg:height="0.761cm" svg:x="8.631cm" svg:y="8.665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xml:id="id59" draw:id="id59" draw:layer="layout" svg:width="1.031cm" svg:height="0.849cm" svg:x="15.577cm" svg:y="9.312cm">
          <text:p text:style-name="P12"><text:span text:style-name="T15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xml:id="id60" draw:id="id60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3" draw:text-style-name="P80" xml:id="id61" draw:id="id61" draw:layer="layout" svg:width="0.761cm" svg:height="0.761cm" svg:x="15.712cm" svg:y="10.202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xml:id="id62" draw:id="id62" draw:layer="layout" svg:width="1.467cm" svg:height="0.849cm" svg:x="10.802cm" svg:y="13.271cm">
          <text:p text:style-name="P12"><text:span text:style-name="T15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63" draw:id="id63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3" draw:text-style-name="P80" xml:id="id64" draw:id="id64" draw:layer="layout" svg:width="0.761cm" svg:height="0.761cm" svg:x="11.171cm" svg:y="14.064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70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0" draw:text-style-name="P71" draw:layer="layout" svg:width="2.961cm" svg:height="1.056cm" svg:x="11.007cm" svg:y="5.292cm">
          <text:p text:style-name="P12"><text:span text:style-name="T12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0" xml:id="id53" draw:id="id53" draw:layer="layout" svg:width="0.761cm" svg:height="0.761cm" svg:x="11.218cm" svg:y="6.56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xml:id="id54" draw:id="id54" draw:layer="layout" svg:width="2.001cm" svg:height="0.002cm" draw:transform="rotate (-1.5707963267949) translate (12.275cm 6.33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xml:id="id55" draw:id="id55" draw:layer="layout" svg:width="1.383cm" svg:height="0.849cm" svg:x="10.918cm" svg:y="7.407cm">
          <text:p text:style-name="P12"><text:span text:style-name="T1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xml:id="id56" draw:id="id56" draw:layer="layout" svg:width="1.251cm" svg:height="0.849cm" svg:x="12.915cm" svg:y="6.42cm">
          <text:p text:style-name="P12"><text:span text:style-name="T1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xml:id="id57" draw:id="id5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3" draw:text-style-name="P80" xml:id="id58" draw:id="id58" draw:layer="layout" svg:width="0.761cm" svg:height="0.761cm" svg:x="13.16cm" svg:y="7.314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>
        <office:forms form:automatic-focus="false" form:apply-design-mode="false"/>
        <draw:custom-shape draw:name="CustomShape 1" draw:style-name="gr116" draw:text-style-name="P83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2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8" draw:text-style-name="P90" draw:layer="layout" svg:width="2.538cm" svg:height="6.344cm" svg:x="18.203cm" svg:y="7.562cm">
          <text:p text:style-name="P1"><text:span text:style-name="T12">Cache/</text:span></text:p>
          <text:p text:style-name="P1"><text:span text:style-name="T1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78" draw:id="id78" draw:layer="layout" svg:width="1.031cm" svg:height="0.849cm" svg:x="15.495cm" svg:y="10.582cm">
          <text:p text:style-name="P12"><text:span text:style-name="T15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81" draw:id="id81" draw:layer="layout" svg:width="1.467cm" svg:height="0.849cm" svg:x="10.802cm" svg:y="13.271cm">
          <text:p text:style-name="P12"><text:span text:style-name="T15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80" draw:id="id80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xml:id="id67" draw:id="id67" draw:layer="layout" svg:width="3.804cm" svg:height="0.011cm" svg:x="7.201cm" svg:y="10.04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xml:id="id66" draw:id="id66" draw:layer="layout" svg:width="1.069cm" svg:height="0.849cm" svg:x="8.473cm" svg:y="9.318cm">
          <text:p text:style-name="P12"><text:span text:style-name="T15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75" draw:id="id75" draw:layer="layout" svg:width="1.251cm" svg:height="0.849cm" svg:x="15.384cm" svg:y="6.558cm">
          <text:p text:style-name="P12"><text:span text:style-name="T1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83" draw:id="id83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3" draw:text-style-name="P80" xml:id="id65" draw:id="id65" draw:layer="layout" svg:width="0.761cm" svg:height="0.761cm" svg:x="8.631cm" svg:y="8.665cm">
          <text:p text:style-name="P12"><text:span text:style-name="T6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93" draw:text-style-name="P80" xml:id="id68" draw:id="id68" draw:layer="layout" svg:width="0.761cm" svg:height="0.761cm" svg:x="11.218cm" svg:y="6.562cm">
          <text:p text:style-name="P12"><text:span text:style-name="T6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93" draw:text-style-name="P80" xml:id="id79" draw:id="id79" draw:layer="layout" svg:width="0.761cm" svg:height="0.761cm" svg:x="15.63cm" svg:y="11.472cm">
          <text:p text:style-name="P12"><text:span text:style-name="T6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3" draw:text-style-name="P80" xml:id="id82" draw:id="id82" draw:layer="layout" svg:width="0.761cm" svg:height="0.761cm" svg:x="11.171cm" svg:y="14.064cm">
          <text:p text:style-name="P12"><text:span text:style-name="T6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0" draw:text-style-name="P71" draw:layer="layout" svg:width="2.961cm" svg:height="1.056cm" svg:x="11.007cm" svg:y="5.292cm">
          <text:p text:style-name="P12"><text:span text:style-name="T12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xml:id="id70" draw:id="id70" draw:layer="layout" svg:width="2.001cm" svg:height="0.002cm" draw:transform="rotate (-1.5707963267949) translate (12.275cm 6.33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1" draw:text-style-name="P15" xml:id="id77" draw:id="id7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xml:id="id69" draw:id="id69" draw:layer="layout" svg:width="1.383cm" svg:height="0.849cm" svg:x="10.918cm" svg:y="7.407cm">
          <text:p text:style-name="P12"><text:span text:style-name="T1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3" draw:text-style-name="P80" xml:id="id76" draw:id="id76" draw:layer="layout" svg:width="0.761cm" svg:height="0.761cm" svg:x="15.63cm" svg:y="5.893cm">
          <text:p text:style-name="P12"><text:span text:style-name="T6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72" draw:id="id72" draw:layer="layout" svg:width="1.548cm" svg:height="0.849cm" svg:x="15.318cm" svg:y="9.365cm">
          <text:p text:style-name="P12"><text:span text:style-name="T15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73" draw:id="id73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93" draw:text-style-name="P80" xml:id="id71" draw:id="id71" draw:layer="layout" svg:width="0.761cm" svg:height="0.761cm" svg:x="15.63cm" svg:y="8.678cm">
          <text:p text:style-name="P12"><text:span text:style-name="T6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22" draw:text-style-name="P15" xml:id="id74" draw:id="id74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91"><text:span text:style-name="T70">A TLB miss incurs an additional memory access (the PTE)</text:span><text:span text:style-name="T60"><text:line-break/></text:span><text:span text:style-name="T71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9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4KB (2</text:span><text:span text:style-name="T18">12</text:span><text:span text:style-name="T7">) page size, 48-bit address space, 8-byte PTE </text:span></text:p>
                </text:list-item>
              </text:list>
            </text:list-item>
          </text:list>
          <text:p text:style-name="P7"><text:span text:style-name="T6"/></text:p>
          <text:list text:continue-numbering="true" text:style-name="L3">
            <text:list-item>
              <text:p text:style-name="P7"><text:span text:style-name="T9">Problem:</text:span></text:p>
              <text:list>
                <text:list-item>
                  <text:p text:style-name="P20"><text:span text:style-name="T7">Would need a 512 GB page table!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7">2</text:span><text:span text:style-name="T18">48</text:span><text:span text:style-name="T7"> * 2</text:span><text:span text:style-name="T18">-12 <text:s/></text:span><text:span text:style-name="T7">* 2</text:span><text:span text:style-name="T18">3</text:span><text:span text:style-name="T7"> = 2</text:span><text:span text:style-name="T18">39</text:span><text:span text:style-name="T7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text:list text:continue-numbering="true" text:style-name="L7">
            <text:list-item>
              <text:p text:style-name="P7"><text:span text:style-name="T9">Common solution: Multi-level page table</text:span></text:p>
            </text:list-item>
            <text:list-item>
              <text:p text:style-name="P7"><text:span text:style-name="T9">Example: 2-level page table</text:span></text:p>
              <text:list>
                <text:list-item>
                  <text:p text:style-name="P20"><text:span text:style-name="T7">Level 1 table: each PTE points to a page table (always memory resident)</text:span></text:p>
                </text:list-item>
                <text:list-item>
                  <text:p text:style-name="P20"><text:span text:style-name="T7">Level 2 table: each PTE points to a page </text:span><text:span text:style-name="T2"><text:line-break/></text:span><text:span text:style-name="T7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92"><text:span text:style-name="T13">Level 1</text:span></text:p>
          <text:p text:style-name="P92"><text:span text:style-name="T13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3" draw:text-style-name="P93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94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94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4" draw:text-style-name="P94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5"><text:span text:style-name="T7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92"><text:span text:style-name="T13">Level 2</text:span></text:p>
          <text:p text:style-name="P95"><text:span text:style-name="T13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5" draw:text-style-name="P15" draw:layer="layout" svg:x1="19.097cm" svg:y1="9.558cm" svg:x2="22.695cm" svg:y2="5.528cm">
          <text:p/>
        </draw:line>
        <draw:line draw:name="Line 11" draw:style-name="gr125" draw:text-style-name="P15" draw:layer="layout" svg:x1="19.097cm" svg:y1="9.982cm" svg:x2="22.695cm" svg:y2="9.338cm">
          <text:p/>
        </draw:line>
        <draw:line draw:name="Line 12" draw:style-name="gr125" draw:text-style-name="P15" draw:layer="layout" svg:x1="19.52cm" svg:y1="12.288cm" svg:x2="22.695cm" svg:y2="13.576cm">
          <text:p/>
        </draw:line>
        <draw:line draw:name="Line 13" draw:style-name="gr126" draw:text-style-name="P15" draw:layer="layout" svg:x1="17.591cm" svg:y1="9.766cm" svg:x2="19.708cm" svg:y2="9.77cm">
          <text:p/>
        </draw:line>
        <draw:line draw:name="Line 14" draw:style-name="gr126" draw:text-style-name="P15" draw:layer="layout" svg:x1="17.591cm" svg:y1="10.189cm" svg:x2="19.708cm" svg:y2="10.193cm">
          <text:p/>
        </draw:line>
        <draw:line draw:name="Line 15" draw:style-name="gr126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6"><text:span text:style-name="T7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6">Level 1</text:span></text:p>
          <text:p text:style-name="P11"><text:span text:style-name="T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7"><text:span text:style-name="T70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6">Level 2</text:span></text:p>
          <text:p text:style-name="P11"><text:span text:style-name="T16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7" draw:text-style-name="P2" draw:layer="layout" svg:width="2.75cm" svg:height="0.845cm" svg:x="15.386cm" svg:y="4.943cm">
          <text:p text:style-name="P12"><text:span text:style-name="T15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8" draw:text-style-name="P19" draw:layer="layout" svg:width="2.75cm" svg:height="0.845cm" svg:x="15.386cm" svg:y="5.79cm">
          <text:p text:style-name="P12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7" draw:text-style-name="P2" draw:layer="layout" svg:width="2.75cm" svg:height="0.845cm" svg:x="15.386cm" svg:y="6.637cm">
          <text:p text:style-name="P12"><text:span text:style-name="T15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7" draw:text-style-name="P2" draw:layer="layout" svg:width="2.75cm" svg:height="0.845cm" svg:x="15.386cm" svg:y="7.483cm">
          <text:p text:style-name="P12"><text:span text:style-name="T15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8" draw:text-style-name="P19" draw:layer="layout" svg:width="2.75cm" svg:height="0.845cm" svg:x="15.386cm" svg:y="8.33cm">
          <text:p text:style-name="P12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7" draw:text-style-name="P2" draw:layer="layout" svg:width="2.75cm" svg:height="0.845cm" svg:x="15.386cm" svg:y="9.177cm">
          <text:p text:style-name="P12"><text:span text:style-name="T15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9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9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0" draw:text-style-name="P72" draw:layer="layout" svg:width="2.75cm" svg:height="5.113cm" svg:x="15.386cm" svg:y="10.023cm">
          <text:p text:style-name="P12"><text:span text:style-name="T15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7" draw:text-style-name="P2" draw:layer="layout" svg:width="2.75cm" svg:height="0.845cm" svg:x="9.036cm" svg:y="6.037cm">
          <text:p text:style-name="P12"><text:span text:style-name="T1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19" draw:layer="layout" svg:width="2.75cm" svg:height="0.845cm" svg:x="9.036cm" svg:y="6.884cm">
          <text:p text:style-name="P12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7" draw:text-style-name="P2" draw:layer="layout" svg:width="2.75cm" svg:height="0.845cm" svg:x="9.036cm" svg:y="7.73cm">
          <text:p text:style-name="P12"><text:span text:style-name="T15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9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7" draw:text-style-name="P2" draw:layer="layout" svg:width="2.75cm" svg:height="0.845cm" svg:x="9.036cm" svg:y="9.847cm">
          <text:p text:style-name="P12"><text:span text:style-name="T1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8" draw:text-style-name="P19" draw:layer="layout" svg:width="2.75cm" svg:height="0.845cm" svg:x="9.036cm" svg:y="10.694cm">
          <text:p text:style-name="P12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7" draw:text-style-name="P2" draw:layer="layout" svg:width="2.75cm" svg:height="0.845cm" svg:x="9.036cm" svg:y="11.54cm">
          <text:p text:style-name="P12"><text:span text:style-name="T15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9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1" draw:text-style-name="P13" draw:layer="layout" svg:width="2.75cm" svg:height="1.691cm" svg:x="9.036cm" svg:y="13.445cm">
          <text:p text:style-name="P12"><text:span text:style-name="T15">1023 null</text:span></text:p>
          <text:p text:style-name="P12"><text:span text:style-name="T15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7" draw:text-style-name="P2" draw:layer="layout" svg:width="2.75cm" svg:height="0.845cm" svg:x="9.036cm" svg:y="15.139cm">
          <text:p text:style-name="P12"><text:span text:style-name="T15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9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2" draw:text-style-name="P98" draw:layer="layout" svg:width="2.75cm" svg:height="1.691cm" svg:x="15.386cm" svg:y="15.139cm">
          <text:p text:style-name="P12"><text:span text:style-name="T15">1023 </text:span></text:p>
          <text:p text:style-name="P12"><text:span text:style-name="T15">unallocated</text:span></text:p>
          <text:p text:style-name="P12"><text:span text:style-name="T15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7" draw:text-style-name="P2" draw:layer="layout" svg:width="2.75cm" svg:height="0.845cm" svg:x="15.386cm" svg:y="16.832cm">
          <text:p text:style-name="P12"><text:span text:style-name="T15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9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6">Virtual</text:span></text:p>
          <text:p text:style-name="P11"><text:span text:style-name="T1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3" draw:text-style-name="P15" draw:layer="layout" svg:x1="11.787cm" svg:y1="6.464cm" svg:x2="15.385cm" svg:y2="4.974cm">
          <text:p/>
        </draw:line>
        <draw:line draw:name="Line 31" draw:style-name="gr133" draw:text-style-name="P15" draw:layer="layout" svg:x1="11.787cm" svg:y1="8.157cm" svg:x2="15.385cm" svg:y2="6.667cm">
          <text:p/>
        </draw:line>
        <draw:line draw:name="Line 32" draw:style-name="gr133" draw:text-style-name="P15" draw:layer="layout" svg:x1="11.787cm" svg:y1="10.274cm" svg:x2="15.385cm" svg:y2="7.514cm">
          <text:p/>
        </draw:line>
        <draw:line draw:name="Line 33" draw:style-name="gr133" draw:text-style-name="P15" draw:layer="layout" svg:x1="11.787cm" svg:y1="11.967cm" svg:x2="15.385cm" svg:y2="9.207cm">
          <text:p/>
        </draw:line>
        <draw:line draw:name="Line 34" draw:style-name="gr133" draw:text-style-name="P15" draw:layer="layout" svg:x1="11.787cm" svg:y1="15.561cm" svg:x2="15.173cm" svg:y2="16.831cm">
          <text:p/>
        </draw:line>
        <draw:line draw:name="Line 35" draw:style-name="gr133" draw:text-style-name="P15" draw:layer="layout" svg:x1="5.437cm" svg:y1="6.676cm" svg:x2="8.89cm" svg:y2="6.032cm">
          <text:p/>
        </draw:line>
        <draw:line draw:name="Line 36" draw:style-name="gr133" draw:text-style-name="P15" draw:layer="layout" svg:x1="5.437cm" svg:y1="7.518cm" svg:x2="9.035cm" svg:y2="9.846cm">
          <text:p/>
        </draw:line>
        <draw:line draw:name="Line 37" draw:style-name="gr133" draw:text-style-name="P15" draw:layer="layout" svg:x1="5.437cm" svg:y1="13.445cm" svg:x2="9.035cm" svg:y2="13.449cm">
          <text:p/>
        </draw:line>
        <draw:custom-shape draw:name="CustomShape 38" draw:style-name="gr134" draw:text-style-name="P13" draw:layer="layout" svg:width="3.107cm" svg:height="2.326cm" svg:x="2.328cm" svg:y="13.869cm">
          <text:p text:style-name="P12"><text:span text:style-name="T15">(1K - 9)</text:span></text:p>
          <text:p text:style-name="P12"><text:span text:style-name="T15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7" draw:text-style-name="P2" draw:layer="layout" svg:width="3.107cm" svg:height="0.845cm" svg:x="2.328cm" svg:y="6.249cm">
          <text:p text:style-name="P12"><text:span text:style-name="T1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7" draw:text-style-name="P2" draw:layer="layout" svg:width="3.107cm" svg:height="0.845cm" svg:x="2.328cm" svg:y="7.095cm">
          <text:p text:style-name="P12"><text:span text:style-name="T15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4" draw:text-style-name="P13" draw:layer="layout" svg:width="3.107cm" svg:height="0.845cm" svg:x="2.328cm" svg:y="7.942cm">
          <text:p text:style-name="P12"><text:span text:style-name="T15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4" draw:text-style-name="P13" draw:layer="layout" svg:width="3.107cm" svg:height="0.845cm" svg:x="2.328cm" svg:y="8.789cm">
          <text:p text:style-name="P12"><text:span text:style-name="T15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4" draw:text-style-name="P13" draw:layer="layout" svg:width="3.107cm" svg:height="0.845cm" svg:x="2.328cm" svg:y="9.635cm">
          <text:p text:style-name="P12"><text:span text:style-name="T15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4" draw:text-style-name="P13" draw:layer="layout" svg:width="3.107cm" svg:height="0.845cm" svg:x="2.328cm" svg:y="10.482cm">
          <text:p text:style-name="P12"><text:span text:style-name="T15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4" draw:text-style-name="P13" draw:layer="layout" svg:width="3.107cm" svg:height="0.845cm" svg:x="2.328cm" svg:y="11.329cm">
          <text:p text:style-name="P12"><text:span text:style-name="T15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4" draw:text-style-name="P13" draw:layer="layout" svg:width="3.107cm" svg:height="0.845cm" svg:x="2.328cm" svg:y="12.175cm">
          <text:p text:style-name="P12"><text:span text:style-name="T15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7" draw:text-style-name="P2" draw:layer="layout" svg:width="3.107cm" svg:height="0.845cm" svg:x="2.328cm" svg:y="13.022cm">
          <text:p text:style-name="P12"><text:span text:style-name="T15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9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4"><text:span text:style-name="T73">2K allocated VM pages</text:span></text:p>
          <text:p text:style-name="P54"><text:span text:style-name="T73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4"><text:span text:style-name="T73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4"><text:span text:style-name="T73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4"><text:span text:style-name="T73">1 allocated VM page</text:span></text:p>
          <text:p text:style-name="P54"><text:span text:style-name="T73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4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7" draw:text-style-name="P13" draw:layer="layout" svg:width="4.231cm" svg:height="1.995cm" svg:x="0.494cm" svg:y="5.093cm">
          <text:p text:style-name="P57"><text:span text:style-name="T12">Page table </text:span><text:span text:style-name="T60"><text:line-break/></text:span><text:span text:style-name="T12">base register</text:span></text:p>
          <text:p text:style-name="P57"><text:span text:style-name="T12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9" draw:text-style-name="P2" draw:layer="layout" svg:width="3.442cm" svg:height="0.845cm" svg:x="4.529cm" svg:y="8.281cm">
          <text:p text:style-name="P57"><text:span text:style-name="T67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2" draw:layer="layout" svg:width="0.76cm" svg:height="0.927cm" svg:x="20.528cm" svg:y="7.486cm">
          <text:p text:style-name="P57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2" draw:layer="layout" svg:width="1.196cm" svg:height="0.927cm" svg:x="18.229cm" svg:y="7.486cm">
          <text:p text:style-name="P57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2" draw:layer="layout" svg:width="1.196cm" svg:height="0.927cm" svg:x="4.241cm" svg:y="7.38cm">
          <text:p text:style-name="P57"><text:span text:style-name="T6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1" draw:text-style-name="P86" draw:layer="layout" svg:width="2.551cm" svg:height="0.845cm" svg:x="18.362cm" svg:y="8.281cm">
          <text:p text:style-name="P57"><text:span text:style-name="T6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9" draw:text-style-name="P2" draw:layer="layout" svg:width="3.442cm" svg:height="0.845cm" svg:x="7.999cm" svg:y="8.281cm">
          <text:p text:style-name="P57"><text:span text:style-name="T67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9" draw:text-style-name="P2" draw:layer="layout" svg:width="3.442cm" svg:height="0.845cm" svg:x="11.456cm" svg:y="8.281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9" draw:text-style-name="P2" draw:layer="layout" svg:width="3.442cm" svg:height="0.845cm" svg:x="14.9cm" svg:y="8.281cm">
          <text:p text:style-name="P57"><text:span text:style-name="T67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5" draw:text-style-name="P15" draw:layer="layout" svg:x1="5.057cm" svg:y1="8.731cm" svg:x2="5.058cm" svg:y2="12.467cm">
          <text:p/>
        </draw:line>
        <draw:custom-shape draw:name="CustomShape 14" draw:style-name="gr136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7" draw:text-style-name="P15" draw:layer="layout" svg:x1="5.057cm" svg:y1="12.467cm" svg:x2="6.01cm" svg:y2="12.468cm">
          <text:p/>
        </draw:line>
        <draw:custom-shape draw:name="CustomShape 16" draw:style-name="gr138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5" draw:text-style-name="P15" draw:layer="layout" svg:x1="8.409cm" svg:y1="8.731cm" svg:x2="8.41cm" svg:y2="11.797cm">
          <text:p/>
        </draw:line>
        <draw:custom-shape draw:name="CustomShape 18" draw:style-name="gr136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7" draw:text-style-name="P15" draw:layer="layout" svg:x1="8.409cm" svg:y1="11.797cm" svg:x2="9.361cm" svg:y2="11.798cm">
          <text:p/>
        </draw:line>
        <draw:custom-shape draw:name="CustomShape 20" draw:style-name="gr138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5" draw:text-style-name="P15" draw:layer="layout" svg:x1="15.394cm" svg:y1="8.731cm" svg:x2="15.395cm" svg:y2="12.855cm">
          <text:p/>
        </draw:line>
        <draw:custom-shape draw:name="CustomShape 22" draw:style-name="gr136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7" draw:text-style-name="P15" draw:layer="layout" svg:x1="15.394cm" svg:y1="12.855cm" svg:x2="16.346cm" svg:y2="12.856cm">
          <text:p/>
        </draw:line>
        <draw:custom-shape draw:name="CustomShape 24" draw:style-name="gr139" draw:text-style-name="P98" draw:layer="layout" svg:width="1.444cm" svg:height="0.421cm" svg:x="16.347cm" svg:y="12.609cm">
          <text:p text:style-name="P57"><text:span text:style-name="T67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0" draw:text-style-name="P2" draw:layer="layout" svg:width="0.76cm" svg:height="0.927cm" svg:x="20.528cm" svg:y="14.177cm">
          <text:p text:style-name="P57"><text:span text:style-name="T6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0" draw:text-style-name="P2" draw:layer="layout" svg:width="1.196cm" svg:height="0.927cm" svg:x="18.229cm" svg:y="14.177cm">
          <text:p text:style-name="P57"><text:span text:style-name="T6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0" draw:text-style-name="P2" draw:layer="layout" svg:width="1.323cm" svg:height="0.927cm" svg:x="7.651cm" svg:y="14.168cm">
          <text:p text:style-name="P57"><text:span text:style-name="T67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1" draw:text-style-name="P86" draw:layer="layout" svg:width="2.551cm" svg:height="0.845cm" svg:x="18.362cm" svg:y="14.973cm">
          <text:p text:style-name="P57"><text:span text:style-name="T67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9" draw:text-style-name="P98" draw:layer="layout" svg:width="10.343cm" svg:height="0.845cm" svg:x="7.999cm" svg:y="14.973cm">
          <text:p text:style-name="P57"><text:span text:style-name="T67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5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7" draw:text-style-name="P15" draw:layer="layout" svg:x1="7.999cm" svg:y1="11.197cm" svg:x2="9.361cm" svg:y2="11.198cm">
          <text:p/>
        </draw:line>
        <draw:line draw:name="Line 33" draw:style-name="gr135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7" draw:text-style-name="P15" draw:layer="layout" svg:x1="11.385cm" svg:y1="11.197cm" svg:x2="12.748cm" svg:y2="11.198cm">
          <text:p/>
        </draw:line>
        <draw:custom-shape draw:name="CustomShape 36" draw:style-name="gr110" draw:text-style-name="P2" draw:layer="layout" svg:width="4.884cm" svg:height="0.927cm" svg:x="10.288cm" svg:y="7.084cm">
          <text:p text:style-name="P57"><text:span text:style-name="T6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0" draw:text-style-name="P2" draw:layer="layout" svg:width="5.209cm" svg:height="0.927cm" svg:x="11.705cm" svg:y="15.998cm">
          <text:p text:style-name="P57"><text:span text:style-name="T6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7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7" draw:text-style-name="P15" draw:layer="layout" svg:x1="13.277cm" svg:y1="14.302cm" svg:x2="13.278cm" svg:y2="14.972cm">
          <text:p/>
        </draw:line>
        <draw:line draw:name="Line 43" draw:style-name="gr137" draw:text-style-name="P15" draw:layer="layout" svg:x1="14.406cm" svg:y1="11.197cm" svg:x2="16.382cm" svg:y2="11.198cm">
          <text:p/>
        </draw:line>
        <draw:custom-shape draw:name="CustomShape 44" draw:style-name="gr110" draw:text-style-name="P2" draw:layer="layout" svg:width="0.883cm" svg:height="0.927cm" svg:x="12.581cm" svg:y="10.565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0" draw:text-style-name="P2" draw:layer="layout" svg:width="0.883cm" svg:height="0.927cm" svg:x="13.604cm" svg:y="10.565cm">
          <text:p text:style-name="P57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0" draw:text-style-name="P2" draw:layer="layout" svg:width="2.801cm" svg:height="1.603cm" svg:x="5.448cm" svg:y="9.374cm">
          <text:p text:style-name="P57"><text:span text:style-name="T67">Level 1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0" draw:text-style-name="P2" draw:layer="layout" svg:width="2.801cm" svg:height="1.603cm" svg:x="8.835cm" svg:y="9.348cm">
          <text:p text:style-name="P57"><text:span text:style-name="T67">Level 2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10" draw:text-style-name="P2" draw:layer="layout" svg:width="2.801cm" svg:height="1.603cm" svg:x="15.793cm" svg:y="9.322cm">
          <text:p text:style-name="P57"><text:span text:style-name="T67">Level k</text:span></text:p>
          <text:p text:style-name="P57"><text:span text:style-name="T6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11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0" draw:style-name="gr111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Slide">
        <office:forms form:automatic-focus="false" form:apply-design-mode="false"/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9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Each process has its own private linear address space</text:span></text:p>
                </text:list-item>
                <text:list-item>
                  <text:p text:style-name="P20"><text:span text:style-name="T7">Cannot be corrupted by other processe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System view of virtual memory</text:span></text:p>
              <text:list>
                <text:list-item>
                  <text:p text:style-name="P20"><text:span text:style-name="T7">Uses memory efficiently by caching virtual memory page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7">Efficient only because of locality</text:span></text:p>
                    </text:list-item>
                  </text:list>
                </text:list-item>
                <text:list-item>
                  <text:p text:style-name="P20"><text:span text:style-name="T7">Simplifies memory management and programming</text:span></text:p>
                </text:list-item>
                <text:list-item>
                  <text:p text:style-name="P20"><text:span text:style-name="T7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9">Extracurricular reading</text:span></text:p>
              <text:list>
                <text:list-item>
                  <text:p text:style-name="P20"><text:span text:style-name="T7">Five-level page tables (2017 - </text:span><text:span text:style-name="T7"><text:a xlink:href="https://lwn.net/Articles/717293/" xlink:type="simple">https://lwn.net/Articles/717293/</text:a></text:span><text:span text:style-name="T7">)</text:span></text:p>
                </text:list-item>
                <text:list-item>
                  <text:p text:style-name="P20"><text:span text:style-name="T7">Four-level page tables (2004 - </text:span><text:span text:style-name="T7"><text:a xlink:href="https://lwn.net/Articles/106177/" xlink:type="simple">https://lwn.net/Articles/106177/</text:a></text:span><text:span text:style-name="T7">)</text:span></text:p>
                </text:list-item>
              </text:list>
            </text:list-item>
          </text:list>
          <text:p text:style-name="P20"><text:span text:style-name="T7"/></text:p>
          <text:list text:continue-numbering="true" text:style-name="L7">
            <text:list-item>
              <text:list>
                <text:list-header>
                  <text:p text:style-name="P20"><text:span text:style-name="T7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Arial1" svg:font-family="Arial"/>
    <style:font-face style:name="Arial Narrow" svg:font-family="'Arial Narrow'"/>
    <style:font-face style:name="Calibri" svg:font-family="Calibri"/>
    <style:font-face style:name="Cantarell1" svg:font-family="Cantarell"/>
    <style:font-face style:name="Courier New" svg:font-family="'Courier New'"/>
    <style:font-face style:name="DejaVu Sans2" svg:font-family="'DejaVu Sans'"/>
    <style:font-face style:name="Symbol" svg:font-family="Symbol"/>
    <style:font-face style:name="Times New Roman1" svg:font-family="'Times New Roman'"/>
    <style:font-face style:name="msgothic" svg:font-family="msgothic"/>
    <style:font-face style:name="ＭＳ Ｐゴシック1" svg:font-family="'ＭＳ Ｐゴシック'"/>
    <style:font-face style:name="+mn-ea1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1" svg:font-family="'Arial Narrow'" style:font-pitch="variable"/>
    <style:font-face style:name="Calibri1" svg:font-family="Calibri" style:font-pitch="variable"/>
    <style:font-face style:name="Cantarell" svg:font-family="Cantarel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2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21-10-01T21:46:04.215809454</dc:date>
    <meta:editing-cycles>598</meta:editing-cycles>
    <dc:title>Introduction to Computer Systems 15-213/18-243, spring 2009</dc:title>
    <meta:editing-duration>P14DT20H28M55S</meta:editing-duration>
    <meta:generator>LibreOffice/7.0.6.2$Linux_X86_64 LibreOffice_project/00$Build-2</meta:generator>
    <meta:document-statistic meta:object-count="1227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